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22e" officeooo:paragraph-rsid="00006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una prueb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00:36.760289939</meta:creation-date>
    <dc:date>2024-02-27T21:01:28.089958624</dc:date>
    <meta:editing-duration>PT1M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7.6.5.2$Linux_X86_64 LibreOffice_project/60$Build-2</meta:generator>
  </office:meta>
</office:document-meta>
</file>